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7168096871308260406" text:style-name="L1">
        <text:list-item>
          <text:p text:style-name="P11">3:56.8</text:p>
        </text:list-item>
        <text:list-item>
          <text:p text:style-name="P11">3:53.8</text:p>
        </text:list-item>
        <text:list-item>
          <text:p text:style-name="P11">3:50.8</text:p>
        </text:list-item>
        <text:list-item>
          <text:p text:style-name="P11">3:47.8</text:p>
        </text:list-item>
        <text:list-item>
          <text:p text:style-name="P11">3:45.0</text:p>
        </text:list-item>
        <text:list-item>
          <text:p text:style-name="P11">3:42.2</text:p>
        </text:list-item>
        <text:list-item>
          <text:p text:style-name="P11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1601164453470267526" text:style-name="L2">
        <text:list-item>
          <text:p text:style-name="P14">2:00 <text:s text:c="2"/>(10:00/mi)</text:p>
        </text:list-item>
        <text:list-item>
          <text:p text:style-name="P14">1:58</text:p>
        </text:list-item>
        <text:list-item>
          <text:p text:style-name="P14">1:56</text:p>
        </text:list-item>
        <text:list-item>
          <text:p text:style-name="P14">1:51</text:p>
        </text:list-item>
        <text:list-item>
          <text:p text:style-name="P14">1:49.4</text:p>
        </text:list-item>
        <text:list-item>
          <text:p text:style-name="P14">1:51.4</text:p>
        </text:list-item>
        <text:list-item>
          <text:p text:style-name="P14">1:47.7</text:p>
        </text:list-item>
        <text:list-item>
          <text:p text:style-name="P14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740698016209300288" text:style-name="L3">
        <text:list-item>
          <text:p text:style-name="P15">3:50.5</text:p>
        </text:list-item>
        <text:list-item>
          <text:p text:style-name="P15">3:50.4</text:p>
        </text:list-item>
        <text:list-item>
          <text:p text:style-name="P15">3:43.9</text:p>
        </text:list-item>
        <text:list-item>
          <text:p text:style-name="P15">3:44.2</text:p>
        </text:list-item>
        <text:list-item>
          <text:p text:style-name="P15">3:46.2</text:p>
        </text:list-item>
        <text:list-item>
          <text:p text:style-name="P15">3:45</text:p>
          <text:p text:style-name="P15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5300231557826897359" text:style-name="L4">
        <text:list-item>
          <text:p text:style-name="P16">4:47</text:p>
        </text:list-item>
        <text:list-item>
          <text:p text:style-name="P16">4:43</text:p>
        </text:list-item>
        <text:list-item>
          <text:p text:style-name="P16">4:45</text:p>
        </text:list-item>
        <text:list-item>
          <text:p text:style-name="P16">4:47</text:p>
        </text:list-item>
        <text:list-item>
          <text:p text:style-name="P16">4:36.6 </text:p>
          <text:p text:style-name="P16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8683411874681400318" text:style-name="L5">
        <text:list-item>
          <text:p text:style-name="P12">1:41</text:p>
        </text:list-item>
        <text:list-item>
          <text:p text:style-name="P12">1:44</text:p>
        </text:list-item>
        <text:list-item>
          <text:p text:style-name="P12">1:46</text:p>
        </text:list-item>
        <text:list-item>
          <text:p text:style-name="P12">1:45</text:p>
        </text:list-item>
        <text:list-item>
          <text:p text:style-name="P12">1:44</text:p>
        </text:list-item>
        <text:list-item>
          <text:p text:style-name="P12">1:47</text:p>
        </text:list-item>
        <text:list-item>
          <text:p text:style-name="P12">1:49</text:p>
        </text:list-item>
        <text:list-item>
          <text:p text:style-name="P12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6"><text:soft-page-break/>Sat 6/25/16: <text:span text:style-name="T2">6.5 miles</text:span></text:p>
      <text:p text:style-name="P6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6">Splits:</text:p>
      <text:list xml:id="list8323885111167454440" text:style-name="L6">
        <text:list-item>
          <text:p text:style-name="P13">7:21</text:p>
        </text:list-item>
        <text:list-item>
          <text:p text:style-name="P13">8:14</text:p>
        </text:list-item>
        <text:list-item>
          <text:p text:style-name="P13">8:03</text:p>
        </text:list-item>
        <text:list-item>
          <text:p text:style-name="P13">7:42</text:p>
        </text:list-item>
        <text:list-item>
          <text:p text:style-name="P13">8:16</text:p>
        </text:list-item>
      </text:list>
      <text:p text:style-name="P6"/>
      <text:p text:style-name="P6">Sun 6/26/16: <text:span text:style-name="T2">2 miles</text:span></text:p>
      <text:p text:style-name="P6">I ran 2 miles on roads in 20:10.</text:p>
      <text:p text:style-name="P6"/>
      <text:p text:style-name="P6">Mon 6/27/16: <text:span text:style-name="T2">4 miles</text:span></text:p>
      <text:p text:style-name="P6">I ran ½ mile to the indoor track in 4:36.</text:p>
      <text:p text:style-name="P6">Rest 3 minutes</text:p>
      <text:p text:style-name="P6">½ mile with no shoes on the indoor track in 3:54</text:p>
      <text:p text:style-name="P6">rest 3 minutes</text:p>
      <text:p text:style-name="P6">¼ mile of drills, i.e. high knees, butt kicks etc</text:p>
      <text:p text:style-name="P6">rest 3 minutes</text:p>
      <text:p text:style-name="P6">I ran 4 x ¼ mile on a treadmill with a ¼ mile jog before each interval and one ¼ mile jog at the end. <text:s/>The times for the runs were 1:44.7, 1:44.7, 1:44.7 and 1:42.3. The jogs were about 3 minutes.</text:p>
      <text:p text:style-name="P6">I rested 3 minutes and then jogged ½ mile home.</text:p>
      <text:p text:style-name="P6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7T12:17:42.92</dc:date>
    <dc:creator>James Lombardi</dc:creator>
    <meta:editing-duration>PT6H6M56S</meta:editing-duration>
    <meta:editing-cycles>53</meta:editing-cycles>
    <meta:document-statistic meta:table-count="0" meta:image-count="0" meta:object-count="0" meta:page-count="6" meta:paragraph-count="207" meta:word-count="1833" meta:character-count="8936"/>
  </office:meta>
</office:document-meta>
</file>